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6.983cm"/>
    </style:style>
    <style:style style:name="co4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69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color="#663300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color="#6633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6633" style:text-align-source="fix" style:repeat-content="false" fo:border="0.002cm solid #000000"/>
      <style:paragraph-properties fo:text-align="center" fo:margin-left="0cm"/>
      <style:text-properties fo:color="#ffcc99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cc99" style:text-align-source="fix" style:repeat-content="false" fo:border="0.002cm solid #000000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cc6633" fo:border="0.002cm solid #000000"/>
      <style:text-properties fo:color="#ffcc99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ffcc99" fo:border="0.002cm solid #000000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row table:style-name="ro2">
          <table:table-cell table:style-name="ce1" office:value-type="string" table:number-columns-spanned="4" table:number-rows-spanned="1">
            <text:p>Análise Sistema Memória Virtual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4">
          <table:table-cell table:style-name="ce2" office:value-type="string" table:number-columns-spanned="4" table:number-rows-spanned="1">
            <text:p>Problemas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Default" table:number-columns-repeated="4"/>
        </table:table-row>
        <table:table-row table:style-name="ro5">
          <table:table-cell table:style-name="ce3" office:value-type="string">
            <text:p>Cód.</text:p>
          </table:table-cell>
          <table:table-cell table:style-name="ce5" office:value-type="string">
            <text:p>Descrição</text:p>
          </table:table-cell>
          <table:table-cell table:style-name="ce3" office:value-type="string">
            <text:p>Prioridade</text:p>
          </table:table-cell>
          <table:table-cell table:style-name="ce3" office:value-type="string">
            <text:p>Esforço Est.</text:p>
          </table:table-cell>
        </table:table-row>
        <table:table-row table:style-name="ro3">
          <table:table-cell office:value-type="string">
            <text:p>:01</text:p>
          </table:table-cell>
          <table:table-cell office:value-type="string">
            <text:p>Validação de Campos Obrigatórios.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:02</text:p>
          </table:table-cell>
          <table:table-cell office:value-type="string">
            <text:p>Dividir o campo “Endereço” em partes no cadastro de usuários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:03</text:p>
          </table:table-cell>
          <table:table-cell office:value-type="string">
            <text:p>Data de cadastro do usuário deve ser um campo preenchido automaticamente pelo sistema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:04</text:p>
          </table:table-cell>
          <table:table-cell office:value-type="string">
            <text:p>ID do usuário deve ser auto-gerado</text:p>
          </table:table-cell>
          <table:table-cell office:value-type="float" office:value="2">
            <text:p>2</text:p>
          </table:table-cell>
          <table:table-cell/>
        </table:table-row>
        <table:table-row table:style-name="ro6">
          <table:table-cell office:value-type="string">
            <text:p>:05</text:p>
          </table:table-cell>
          <table:table-cell office:value-type="string">
            <text:p>Tipo do bem patrimonial: Deve ser uma drop-list</text:p>
          </table:table-cell>
          <table:table-cell office:value-type="float" office:value="4">
            <text:p>4</text:p>
          </table:table-cell>
          <table:table-cell/>
        </table:table-row>
        <table:table-row table:style-name="ro6">
          <table:table-cell office:value-type="string">
            <text:p>:06</text:p>
          </table:table-cell>
          <table:table-cell office:value-type="string">
            <text:p>Upload de arquivos em 'Áudio Visual' e 'Documento de Aquisição'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:07</text:p>
          </table:table-cell>
          <table:table-cell office:value-type="string">
            <text:p>Cadastro de Descritor não funciona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:08</text:p>
          </table:table-cell>
          <table:table-cell office:value-type="string">
            <text:p>Fonte de informação: Não é possível criar uma nova fonte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:09</text:p>
          </table:table-cell>
          <table:table-cell office:value-type="string">
            <text:p>Adicionar pesquisa' não funciona em bem patrimonial</text:p>
          </table:table-cell>
          <table:table-cell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:10</text:p>
          </table:table-cell>
          <table:table-cell office:value-type="string">
            <text:p>Não é possível cadastrar mais de um usuário: Violação da restrição 'user_login_key'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:11</text:p>
          </table:table-cell>
          <table:table-cell office:value-type="string">
            <text:p>Não é possível editar/excluir o bem patrimonial Teste.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:12</text:p>
          </table:table-cell>
          <table:table-cell office:value-type="string">
            <text:p>Ao cadastrar uma Intervenção e trocar de página, são inseridos 3 registros!</text:p>
          </table:table-cell>
          <table:table-cell office:value-type="float" office:value="2">
            <text:p>2</text:p>
          </table:table-cell>
          <table:table-cell/>
        </table:table-row>
        <table:table-row table:style-name="ro6">
          <table:table-cell office:value-type="string">
            <text:p>:13</text:p>
          </table:table-cell>
          <table:table-cell office:value-type="string">
            <text:p>Condições de uso não ABRE (Erro no Select)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:14</text:p>
          </table:table-cell>
          <table:table-cell office:value-type="string">
            <text:p>Botão salvar sobrando em algumas páginas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:15</text:p>
          </table:table-cell>
          <table:table-cell office:value-type="string">
            <text:p>Na aba de INTERVENCAO, a tarefa de editar não funciona. (Cria uma nova ao invés de editar)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:16</text:p>
          </table:table-cell>
          <table:table-cell office:value-type="string">
            <text:p>Não é carregada a lista de descritores na aba de “Assunto e Descritores”</text:p>
          </table:table-cell>
          <table:table-cell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:17</text:p>
          </table:table-cell>
          <table:table-cell office:value-type="string">
            <text:p>Login não funciona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:18</text:p>
          </table:table-cell>
          <table:table-cell office:value-type="string">
            <text:p>Não é criado uma sessão de usuário.</text:p>
          </table:table-cell>
          <table:table-cell office:value-type="float" office:value="3">
            <text:p>3</text:p>
          </table:table-cell>
          <table:table-cell/>
        </table:table-row>
        <table:table-row table:style-name="ro6">
          <table:table-cell office:value-type="string">
            <text:p>:19</text:p>
          </table:table-cell>
          <table:table-cell office:value-type="string">
            <text:p>Links do rodapé não funcionam</text:p>
          </table:table-cell>
          <table:table-cell office:value-type="float" office:value="5">
            <text:p>5</text:p>
          </table:table-cell>
          <table:table-cell/>
        </table:table-row>
        <table:table-row table:style-name="ro6">
          <table:table-cell office:value-type="string">
            <text:p>:20</text:p>
          </table:table-cell>
          <table:table-cell office:value-type="string">
            <text:p>Arrumar Link do Banner (Memória Virtual)</text:p>
          </table:table-cell>
          <table:table-cell office:value-type="float" office:value="5">
            <text:p>5</text:p>
          </table:table-cell>
          <table:table-cell/>
        </table:table-row>
        <table:table-row table:style-name="ro6">
          <table:table-cell office:value-type="string">
            <text:p>:21</text:p>
          </table:table-cell>
          <table:table-cell office:value-type="string">
            <text:p>Editar usuário nem sempre funciona... (java.util.HashMap$HashIterator.nextEntry)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:22</text:p>
          </table:table-cell>
          <table:table-cell table:number-columns-repeated="3"/>
        </table:table-row>
        <table:table-row table:style-name="ro3">
          <table:table-cell office:value-type="string">
            <text:p>:23</text:p>
          </table:table-cell>
          <table:table-cell table:number-columns-repeated="3"/>
        </table:table-row>
        <table:table-row table:style-name="ro3">
          <table:table-cell office:value-type="string">
            <text:p>:24</text:p>
          </table:table-cell>
          <table:table-cell table:number-columns-repeated="3"/>
        </table:table-row>
        <table:table-row table:style-name="ro3">
          <table:table-cell office:value-type="string">
            <text:p>:25</text:p>
          </table:table-cell>
          <table:table-cell table:number-columns-repeated="3"/>
        </table:table-row>
        <table:table-row table:style-name="ro3">
          <table:table-cell office:value-type="string">
            <text:p>:26</text:p>
          </table:table-cell>
          <table:table-cell table:number-columns-repeated="3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27/08/2010</text:date>, <text:time>15:47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Reimão </meta:initial-creator>
    <meta:creation-date>2010-08-23T13:59:28.61</meta:creation-date>
    <dc:date>2010-08-27T15:47:59.39</dc:date>
    <dc:creator>Ricardo Reimão </dc:creator>
    <meta:editing-duration>PT01H07M08S</meta:editing-duration>
    <meta:editing-cycles>8</meta:editing-cycles>
    <meta:generator>BrOffice.org/3.2$Win32 OpenOffice.org_project/320m12$Build-9483</meta:generator>
    <meta:document-statistic meta:table-count="3" meta:cell-count="74" meta:object-count="0"/>
  </office:meta>
</office:document-meta>
</file>